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8" svg:font-family="'LM Mono 8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666666" style:font-name="Ubuntu Mono" fo:font-size="10pt" officeooo:rsid="000279e8" officeooo:paragraph-rsid="000279e8" style:font-size-asian="10pt" style:font-size-complex="10pt"/>
    </style:style>
    <style:style style:name="P2" style:family="paragraph" style:parent-style-name="Standard">
      <style:text-properties style:font-name="Ubuntu Mono" fo:font-size="10pt" style:font-size-asian="10pt" style:font-size-complex="10pt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228b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>function</text:span><text:span text:style-name="T2"> Tcorr = make_simple_Tcorr(corrlist, response, ti, bad_trials)</text:span></text:p>
      <text:p text:style-name="P2"><text:span text:style-name="T3">% <text:s/>INPUTS:</text:span></text:p>
      <text:p text:style-name="P2"><text:span text:style-name="T3">% <text:s text:c="6"/>corrlist: cellstr, list of correlation/distance matrix types</text:span></text:p>
      <text:p text:style-name="P2"><text:span text:style-name="T3">% <text:s text:c="6"/>response: response struct containing corr. matrices of different types</text:span></text:p>
      <text:p text:style-name="P2"><text:span text:style-name="T3">% <text:s text:c="12"/>ti: struct holding stimulus, frame information for movie</text:span></text:p>
      <text:p text:style-name="P2"><text:span text:style-name="T3">% <text:s text:c="4"/>bad_trials: trials that should be ignored, [1 x num_stim], logical</text:span></text:p>
      <text:p text:style-name="P2"><text:span text:style-name="T3">%</text:span></text:p>
      <text:p text:style-name="P2"><text:span text:style-name="T3">% <text:s/>OUTPUTS</text:span></text:p>
      <text:p text:style-name="P2"><text:span text:style-name="T3">% <text:s text:c="9"/>Tcorr: table, w/ row for each good odor pair </text:span></text:p>
      <text:p text:style-name="P2"><text:span text:style-name="T3">% <text:s text:c="16"/>variables (columns) = hi1, hi2, si1, si2, various correlations</text:span></text:p>
      <text:p text:style-name="P2"><text:span text:style-name="T3">% <text:s text:c="16"/>does not include date, fly, or experiment nam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8" svg:font-family="'LM Mono 8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color="#666666" style:font-name="Ubuntu Mono" fo:font-size="10pt" officeooo:rsid="000279e8" officeooo:paragraph-rsid="000279e8" style:font-size-asian="10pt" style:font-size-complex="10pt"/>
    </style:style>
    <style:page-layout style:name="Mpm1">
      <style:page-layout-properties fo:page-width="8.5in" fo:page-height="11in" style:num-format="1" style:print-orientation="portrait" fo:margin-top="0.7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+bookkeep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3:29:30.973861641</meta:creation-date>
    <dc:date>2019-09-06T13:35:09.522163020</dc:date>
    <meta:editing-duration>PT5M39S</meta:editing-duration>
    <meta:editing-cycles>1</meta:editing-cycles>
    <meta:document-statistic meta:table-count="0" meta:image-count="0" meta:object-count="0" meta:page-count="1" meta:paragraph-count="12" meta:word-count="80" meta:character-count="591" meta:non-whitespace-character-count="451"/>
    <meta:generator>LibreOffice/6.0.7.3$Linux_X86_64 LibreOffice_project/00m0$Build-3</meta:generator>
  </office:meta>
</office:document-meta>
</file>